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3cm" fo:min-width="3.1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3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5.093cm" svg:height="1.983cm" svg:x="4.112cm" svg:y="2.4cm">
          <text:p text:style-name="P1">. . 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17cm" svg:y1="4.23cm" svg:x2="2.636cm" svg:y2="8.348cm">
          <text:p/>
        </draw:line>
        <draw:line draw:style-name="gr2" draw:text-style-name="P2" draw:layer="layout" svg:x1="6.256cm" svg:y1="4.383cm" svg:x2="6.39cm" svg:y2="8.501cm">
          <text:p/>
        </draw:line>
        <draw:line draw:style-name="gr2" draw:text-style-name="P2" draw:layer="layout" svg:x1="7.999cm" svg:y1="4.23cm" svg:x2="10.01cm" svg:y2="8.195cm">
          <text:p/>
        </draw:line>
        <draw:line draw:style-name="gr2" draw:text-style-name="P2" draw:layer="layout" svg:x1="9.205cm" svg:y1="3.62cm" svg:x2="14.3cm" svg:y2="6.67cm">
          <text:p/>
        </draw:line>
        <draw:frame draw:style-name="gr3" draw:text-style-name="P3" draw:layer="layout" svg:width="2.012cm" svg:height="1.786cm" svg:x="2.1cm" svg:y="5.494cm">
          <draw:text-box>
            <text:p>w<text:span text:style-name="T1">1</text:span></text:p>
          </draw:text-box>
        </draw:frame>
        <draw:frame draw:style-name="gr3" draw:text-style-name="P3" draw:layer="layout" svg:width="2.01cm" svg:height="1.786cm" svg:x="4.916cm" svg:y="5.496cm">
          <draw:text-box>
            <text:p>w<text:span text:style-name="T1">2</text:span></text:p>
          </draw:text-box>
        </draw:frame>
        <draw:frame draw:style-name="gr3" draw:text-style-name="P3" draw:layer="layout" svg:width="2.548cm" svg:height="1.786cm" svg:x="7.865cm" svg:y="5.496cm">
          <draw:text-box>
            <text:p>w<text:span text:style-name="T2">...</text:span> </text:p>
          </draw:text-box>
        </draw:frame>
        <draw:frame draw:style-name="gr3" draw:text-style-name="P3" draw:layer="layout" svg:width="2.012cm" svg:height="1.786cm" svg:x="11.886cm" svg:y="5.496cm">
          <draw:text-box>
            <text:p>w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2:46:47.676000000</meta:creation-date>
    <meta:generator>LibreOffice/5.0.2.2$Windows_x86 LibreOffice_project/37b43f919e4de5eeaca9b9755ed688758a8251fe</meta:generator>
    <dc:date>2015-12-02T13:12:51.244000000</dc:date>
    <meta:editing-duration>PT26M3S</meta:editing-duration>
    <meta:editing-cycles>2</meta:editing-cycles>
    <meta:document-statistic meta:object-count="9"/>
  </office:meta>
</office:document-meta>
</file>